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931cm" table:align="left"/>
    </style:style>
    <style:style style:name="Tabla1.A" style:family="table-column">
      <style:table-column-properties style:column-width="6.456cm"/>
    </style:style>
    <style:style style:name="Tabla1.B" style:family="table-column">
      <style:table-column-properties style:column-width="8.475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Preformatted_20_Text" style:list-style-name="L1"/>
    <style:style style:name="P3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cm" fo:margin-bottom="0.499cm" style:contextual-spacing="false" style:writing-mode="lr-tb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🧰 Lo que vamos a instalar: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Herramienta</text:p>
            </table:table-cell>
            <table:table-cell table:style-name="Tabla1.A1" office:value-type="string">
              <text:p text:style-name="Table_20_Heading">¿Para qué sirve?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Node.js</text:span></text:p>
          </table:table-cell>
          <table:table-cell table:style-name="Tabla1.A1" office:value-type="string">
            <text:p text:style-name="Table_20_Contents">Requisito para usar Electron, Capacitor, etc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Electron</text:span></text:p>
          </table:table-cell>
          <table:table-cell table:style-name="Tabla1.A1" office:value-type="string">
            <text:p text:style-name="Table_20_Contents">Empaquetar como app de escritorio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apacitor</text:span></text:p>
          </table:table-cell>
          <table:table-cell table:style-name="Tabla1.A1" office:value-type="string">
            <text:p text:style-name="Table_20_Contents">Empaquetar para Android (usando HTML + JS)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ordova</text:span> <text:span text:style-name="Emphasis">(opcional)</text:span></text:p>
          </table:table-cell>
          <table:table-cell table:style-name="Tabla1.A1" office:value-type="string">
            <text:p text:style-name="Table_20_Contents">Alternativa antigua a Capacitor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Git</text:span></text:p>
          </table:table-cell>
          <table:table-cell table:style-name="Tabla1.A1" office:value-type="string">
            <text:p text:style-name="Table_20_Contents">Para clonar plantillas o usar control de versione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Android Studio</text:span> (solo para Android)</text:p>
          </table:table-cell>
          <table:table-cell table:style-name="Tabla1.A1" office:value-type="string">
            <text:p text:style-name="Table_20_Contents">Para compilar apps nativas</text:p>
          </table:table-cell>
        </table:table-row>
      </table:table>
      <text:p text:style-name="Horizontal_20_Line"/>
      <text:h text:style-name="Heading_20_2" text:outline-level="2">📦 1. Instalar <text:span text:style-name="Strong_20_Emphasis">Node.js</text:span> (Requisito básico para todo)</text:h>
      <text:h text:style-name="Heading_20_3" text:outline-level="3">🔹 En <text:span text:style-name="Strong_20_Emphasis">Windows</text:span>:</text:h>
      <text:list text:style-name="L1">
        <text:list-item>
          <text:p text:style-name="P1">Descarga desde: <text:a xlink:type="simple" xlink:href="https://nodejs.org/" office:target-frame-name="_new" xlink:show="replace" text:style-name="Internet_20_link" text:visited-style-name="Visited_20_Internet_20_Link">https://nodejs.org</text:a></text:p>
        </text:list-item>
        <text:list-item>
          <text:p text:style-name="P1">Elige la versión <text:span text:style-name="Strong_20_Emphasis">LTS</text:span> (estable).</text:p>
        </text:list-item>
        <text:list-item>
          <text:p text:style-name="P1">Instala con los valores por defecto.</text:p>
        </text:list-item>
        <text:list-item>
          <text:p text:style-name="P1">Luego abre la terminal (CMD o PowerShell) y escribe:</text:p>
          <text:p text:style-name="P2">bash</text:p>
          <text:p text:style-name="P2">CopiarEditar</text:p>
          <text:p text:style-name="P3"><text:span text:style-name="Source_20_Text">node -v</text:span></text:p>
          <text:p text:style-name="P4"><text:span text:style-name="Source_20_Text">npm -v</text:span></text:p>
        </text:list-item>
      </text:list>
      <text:h text:style-name="Heading_20_3" text:outline-level="3">🔹 En <text:span text:style-name="Strong_20_Emphasis">Linux (Debian/Ubuntu/Mint)</text:span>:</text:h>
      <text:p text:style-name="Preformatted_20_Text">bash</text:p>
      <text:p text:style-name="Preformatted_20_Text">CopiarEditar</text:p>
      <text:p text:style-name="P5"><text:span text:style-name="Source_20_Text">sudo apt update</text:span></text:p>
      <text:p text:style-name="P6"><text:span text:style-name="Source_20_Text">sudo apt install nodejs npm</text:span></text:p>
      <text:p text:style-name="P6"><text:span text:style-name="Source_20_Text">node -v</text:span></text:p>
      <text:p text:style-name="P7"><text:span text:style-name="Source_20_Text">npm -v</text:span></text:p>
      <text:p text:style-name="Quotations">También puedes usar <text:a xlink:type="simple" xlink:href="https://github.com/nvm-sh/nvm" office:target-frame-name="_new" xlink:show="replace" text:style-name="Internet_20_link" text:visited-style-name="Visited_20_Internet_20_Link">nvm</text:a> si quieres manejar varias versiones de Node.js.</text:p>
      <text:p text:style-name="Horizontal_20_Line"/>
      <text:h text:style-name="Heading_20_2" text:outline-level="2">🖥 2. Instalar <text:span text:style-name="Strong_20_Emphasis">Electron</text:span> (para apps de escritorio)</text:h>
      <text:p text:style-name="Text_20_body">Una vez tienes Node.js, desde la terminal:</text:p>
      <text:p text:style-name="Preformatted_20_Text">bash</text:p>
      <text:p text:style-name="Preformatted_20_Text">CopiarEditar</text:p>
      <text:p text:style-name="P8"><text:span text:style-name="Source_20_Text">npm install --save-dev electron</text:span></text:p>
      <text:p text:style-name="Text_20_body">Para comprobarlo:</text:p>
      <text:p text:style-name="Preformatted_20_Text">bash</text:p>
      <text:p text:style-name="Preformatted_20_Text">CopiarEditar</text:p>
      <text:p text:style-name="P8"><text:span text:style-name="Source_20_Text">npx electron --version</text:span></text:p>
      <text:p text:style-name="Horizontal_20_Line"><text:soft-page-break/></text:p>
      <text:h text:style-name="Heading_20_2" text:outline-level="2">📱 3. Instalar <text:span text:style-name="Strong_20_Emphasis">Capacitor</text:span> (para Android y multiplataforma)</text:h>
      <text:p text:style-name="Text_20_body">Desde la terminal:</text:p>
      <text:p text:style-name="Preformatted_20_Text">bash</text:p>
      <text:p text:style-name="Preformatted_20_Text">CopiarEditar</text:p>
      <text:p text:style-name="P8"><text:span text:style-name="Source_20_Text">npm install --save @capacitor/core @capacitor/cli</text:span></text:p>
      <text:p text:style-name="Text_20_body">Verifica la instalación:</text:p>
      <text:p text:style-name="Preformatted_20_Text">bash</text:p>
      <text:p text:style-name="Preformatted_20_Text">CopiarEditar</text:p>
      <text:p text:style-name="P8"><text:span text:style-name="Source_20_Text">npx cap --version</text:span></text:p>
      <text:p text:style-name="Quotations">Capacitor te pedirá crear un proyecto (<text:span text:style-name="Source_20_Text">npx cap init</text:span>) cuando lo uses por primera vez. No hace falta ahora, solo tenerlo instalado.</text:p>
      <text:p text:style-name="Horizontal_20_Line"/>
      <text:h text:style-name="Heading_20_2" text:outline-level="2">🐙 4. Instalar <text:span text:style-name="Strong_20_Emphasis">Git</text:span> (opcional pero útil)</text:h>
      <text:h text:style-name="Heading_20_3" text:outline-level="3">En Windows:</text:h>
      <text:list text:style-name="L2">
        <text:list-item>
          <text:p text:style-name="P9">Descargar desde: <text:a xlink:type="simple" xlink:href="https://git-scm.com/download/win" office:target-frame-name="_new" xlink:show="replace" text:style-name="Internet_20_link" text:visited-style-name="Visited_20_Internet_20_Link">https://git-scm.com/download/win</text:a></text:p>
        </text:list-item>
        <text:list-item>
          <text:p text:style-name="P9">Acepta todas las opciones por defecto (instala Git Bash también)</text:p>
        </text:list-item>
      </text:list>
      <text:h text:style-name="Heading_20_3" text:outline-level="3">En Linux:</text:h>
      <text:p text:style-name="Preformatted_20_Text">bash</text:p>
      <text:p text:style-name="Preformatted_20_Text">CopiarEditar</text:p>
      <text:p text:style-name="P8"><text:span text:style-name="Source_20_Text">sudo apt install git</text:span></text:p>
      <text:p text:style-name="Text_20_body">Verifica:</text:p>
      <text:p text:style-name="Preformatted_20_Text">bash</text:p>
      <text:p text:style-name="Preformatted_20_Text">CopiarEditar</text:p>
      <text:p text:style-name="P8"><text:span text:style-name="Source_20_Text">git --version</text:span></text:p>
      <text:p text:style-name="Horizontal_20_Line"/>
      <text:h text:style-name="Heading_20_2" text:outline-level="2">📲 5. Instalar <text:span text:style-name="Strong_20_Emphasis">Android Studio</text:span> (para compilar en Android)</text:h>
      <text:p text:style-name="Text_20_body">Solo si vas a generar <text:span text:style-name="Source_20_Text">.apk</text:span> o subir a la Play Store:</text:p>
      <text:list text:style-name="L3">
        <text:list-item>
          <text:p text:style-name="P10">Descargar desde: <text:a xlink:type="simple" xlink:href="https://developer.android.com/studio" office:target-frame-name="_new" xlink:show="replace" text:style-name="Internet_20_link" text:visited-style-name="Visited_20_Internet_20_Link">https://developer.android.com/studio</text:a></text:p>
        </text:list-item>
        <text:list-item>
          <text:p text:style-name="P10">Instálalo y abre el <text:span text:style-name="Strong_20_Emphasis">SDK Manager</text:span> para asegurarte de que tienes:</text:p>
          <text:list>
            <text:list-item>
              <text:p text:style-name="P10">Android SDK</text:p>
            </text:list-item>
            <text:list-item>
              <text:p text:style-name="P10">SDK Tools</text:p>
            </text:list-item>
            <text:list-item>
              <text:p text:style-name="P10">Emulador (opcional)</text:p>
            </text:list-item>
          </text:list>
        </text:list-item>
        <text:list-item>
          <text:p text:style-name="P10"><text:soft-page-break/>Capacitor detecta automáticamente Android Studio.</text:p>
        </text:list-item>
      </text:list>
      <text:p text:style-name="Horizontal_20_Line"/>
      <text:h text:style-name="Heading_20_2" text:outline-level="2">🧪 Verificación rápida</text:h>
      <text:p text:style-name="Text_20_body">Después de instalar todo, ejecuta esto para verificar:</text:p>
      <text:p text:style-name="Preformatted_20_Text">bash</text:p>
      <text:p text:style-name="Preformatted_20_Text">CopiarEditar</text:p>
      <text:p text:style-name="P5"><text:span text:style-name="Source_20_Text">node -v</text:span></text:p>
      <text:p text:style-name="P6"><text:span text:style-name="Source_20_Text">npm -v</text:span></text:p>
      <text:p text:style-name="P6"><text:span text:style-name="Source_20_Text">npx electron --version</text:span></text:p>
      <text:p text:style-name="P6"><text:span text:style-name="Source_20_Text">npx cap --version</text:span></text:p>
      <text:p text:style-name="P7"><text:span text:style-name="Source_20_Text">git --version</text:span></text:p>
      <text:p text:style-name="Text_20_body">Y si instalaste Android Studio: ábrelo y crea un proyecto de prueba o verifica que el SDK esté activo.</text:p>
      <text:p text:style-name="Horizontal_20_Line"/>
      <text:h text:style-name="Heading_20_2" text:outline-level="2">✅ Con esto, ya estás listo para:</text:h>
      <text:list text:style-name="L4">
        <text:list-item>
          <text:p text:style-name="P11">Crear juegos HTML + JS que funcionen en navegador.</text:p>
        </text:list-item>
        <text:list-item>
          <text:p text:style-name="P11">Empaquetarlos como <text:span text:style-name="Source_20_Text">.exe</text:span> o <text:span text:style-name="Source_20_Text">.AppImage</text:span> (Electron).</text:p>
        </text:list-item>
        <text:list-item>
          <text:p text:style-name="P11">Empaquetarlos como <text:span text:style-name="Source_20_Text">.apk</text:span> (Capacitor).</text:p>
        </text:list-item>
        <text:list-item>
          <text:p text:style-name="P11">Instalar en Android sin tienda (PWA o build manual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0T08:32:15.625421800</meta:creation-date>
    <dc:date>2025-06-20T11:11:14.001246500</dc:date>
    <meta:editing-duration>PT2H28M5S</meta:editing-duration>
    <meta:editing-cycles>1</meta:editing-cycles>
    <meta:document-statistic meta:table-count="1" meta:image-count="0" meta:object-count="0" meta:page-count="3" meta:paragraph-count="87" meta:word-count="388" meta:character-count="2344" meta:non-whitespace-character-count="2071"/>
    <meta:generator>LibreOffice/25.2.4.3$Windows_X86_64 LibreOffice_project/33e196637044ead23f5c3226cde09b47731f7e27</meta:generator>
  </office:meta>
</office:document-meta>
</file>